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0e25"/>
    </style:style>
    <style:style style:name="T1" style:family="text">
      <style:text-properties fo:color="#000000" loext:opacity="100%" style:font-name="Segoe UI" fo:font-size="10.5pt" style:font-size-asian="10.5pt" style:font-name-complex="Segoe UI1" style:font-size-complex="10.5pt"/>
    </style:style>
    <style:style style:name="T2" style:family="text">
      <style:text-properties fo:color="#000000" loext:opacity="100%" style:font-name="Segoe UI" fo:font-size="10.5pt" fo:language="en" fo:country="US" style:font-size-asian="10.5pt" style:font-name-complex="Segoe UI1" style:font-size-complex="10.5pt"/>
    </style:style>
    <style:style style:name="T3" style:family="text">
      <style:text-properties style:font-name="Segoe UI" fo:font-size="10.5pt" style:font-size-asian="10.5pt" style:font-name-complex="Segoe UI1" style:font-size-complex="10.5pt"/>
    </style:style>
    <style:style style:name="T4" style:family="text">
      <style:text-properties style:font-name="Segoe UI" fo:font-size="10.5pt" fo:language="en" fo:country="US" style:font-size-asian="10.5pt" style:font-name-complex="Segoe UI1" style:font-size-complex="10.5pt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Accueil n°2</text:p>
      <text:p text:style-name="Standard"><text:span text:style-name="T1">Photo de Hugo Sykes: </text:span><text:a xlink:type="simple" xlink:href="https://www.pexels.com/fr-fr/photo/rhume-hiver-chien-animal-de-compagnie-14735146/" text:style-name="Internet_20_link" text:visited-style-name="Visited_20_Internet_20_Link"><text:span text:style-name="Internet_20_link"><text:span text:style-name="T3">https://www.pexels.com/fr-fr/photo/rhume-hiver-chien-animal-de-compagnie-14735146/</text:span></text:span></text:a></text:p>
      <text:p text:style-name="Standard"><text:span text:style-name="T1">Accueil N°4</text:span></text:p>
      <text:p text:style-name="Standard"><text:span text:style-name="T1">Photo de Brixiv: </text:span><text:a xlink:type="simple" xlink:href="https://www.pexels.com/fr-fr/photo/chien-animal-de-compagnie-canin-animal-domestique-6257820/" text:style-name="Internet_20_link" text:visited-style-name="Visited_20_Internet_20_Link"><text:span text:style-name="Internet_20_link"><text:span text:style-name="T3">https://www.pexels.com/fr-fr/photo/chien-animal-de-compagnie-canin-animal-domestique-6257820/</text:span></text:span></text:a></text:p>
      <text:p text:style-name="Standard">Education N°1</text:p>
      <text:p text:style-name="Standard"><text:span text:style-name="T1">Photo de Sam Lion: </text:span><text:a xlink:type="simple" xlink:href="https://www.pexels.com/fr-fr/photo/adorable-chien-couche-sur-le-sol-pres-du-livre-5732457/" text:style-name="Internet_20_link" text:visited-style-name="Visited_20_Internet_20_Link"><text:span text:style-name="Internet_20_link"><text:span text:style-name="T3">https://www.pexels.com/fr-fr/photo/adorable-chien-couche-sur-le-sol-pres-du-livre-5732457/</text:span></text:span></text:a></text:p>
      <text:p text:style-name="Standard"><text:span text:style-name="T1">Education N°2</text:span></text:p>
      <text:p text:style-name="Standard"><text:span text:style-name="T2">Photo de Makarand Sawant: </text:span><text:a xlink:type="simple" xlink:href="https://www.pexels.com/fr-fr/photo/photo-mise-au-point-selective-de-pitbull-2208743/" text:style-name="Internet_20_link" text:visited-style-name="Visited_20_Internet_20_Link"><text:span text:style-name="Internet_20_link"><text:span text:style-name="T4">https://www.pexels.com/fr-fr/photo/photo-mise-au-point-selective-de-pitbull-2208743/</text:span></text:span></text:a></text:p>
      <text:p text:style-name="Standard"><text:span text:style-name="T2">Reeducation N°1</text:span></text:p>
      <text:p text:style-name="Standard"><text:span text:style-name="T1">Photo de Aliaksei Semirski: </text:span><text:a xlink:type="simple" xlink:href="https://www.pexels.com/fr-fr/photo/personne-main-animal-chien-12954118/" text:style-name="Internet_20_link" text:visited-style-name="Visited_20_Internet_20_Link"><text:span text:style-name="Internet_20_link"><text:span text:style-name="T3">https://www.pexels.com/fr-fr/photo/personne-main-animal-chien-12954118/</text:span></text:span></text:a></text:p>
      <text:p text:style-name="Standard"><text:span text:style-name="T1">Reeducation N°2</text:span></text:p>
      <text:p text:style-name="Standard"><text:span text:style-name="T1">Photo de Pixabay: https://www.pexels.com/fr-fr/photo/2-chiens-vizsla-debout-sur-une-planche-de-bois-brun-33287/</text:span></text:p>
      <text:p text:style-name="Standard"><text:span text:style-name="T1">Balade n°1</text:span></text:p>
      <text:p text:style-name="Standard"><text:span text:style-name="T1">Photo de Jozef Fehér: </text:span><text:a xlink:type="simple" xlink:href="https://www.pexels.com/fr-fr/photo/deux-bergers-allemands-noir-et-feu-adultes-s-executant-sur-le-sol-1633522/" text:style-name="Internet_20_link" text:visited-style-name="Visited_20_Internet_20_Link"><text:span text:style-name="Internet_20_link"><text:span text:style-name="T3">https://www.pexels.com/fr-fr/photo/deux-bergers-allemands-noir-et-feu-adultes-s-executant-sur-le-sol-1633522/</text:span></text:span></text:a></text:p>
      <text:p text:style-name="Standard">Balade n°2</text:p>
      <text:p text:style-name="Standard"><text:span text:style-name="T2">Photo de musicFactory lehmannsound: </text:span><text:a xlink:type="simple" xlink:href="https://www.pexels.com/fr-fr/photo/chiens-qui-courent-sur-le-terrain-sous-le-ciel-bleu-215957/" text:style-name="Internet_20_link" text:visited-style-name="Visited_20_Internet_20_Link"><text:span text:style-name="Internet_20_link"><text:span text:style-name="T4">https://www.pexels.com/fr-fr/photo/chiens-qui-courent-sur-le-terrain-sous-le-ciel-bleu-215957/</text:span></text:span></text:a></text:p>
      <text:p text:style-name="Standard"><text:span text:style-name="T2">Balade N°3</text:span></text:p>
      <text:p text:style-name="Standard"><text:span text:style-name="T2">Photo de Helena Lopes: </text:span><text:a xlink:type="simple" xlink:href="https://www.pexels.com/fr-fr/photo/chiens-bruns-et-noirs-1959054/" text:style-name="Internet_20_link" text:visited-style-name="Visited_20_Internet_20_Link"><text:span text:style-name="Internet_20_link"><text:span text:style-name="T4">https://www.pexels.com/fr-fr/photo/chiens-bruns-et-noirs-1959054/</text:span></text:span></text:a></text:p>
      <text:p text:style-name="Standard"><text:span text:style-name="T2">Mordeur N°1</text:span></text:p>
      <text:p text:style-name="Standard"><text:span text:style-name="T2">Photo de Alexas Fotos: </text:span><text:a xlink:type="simple" xlink:href="https://www.pexels.com/fr-fr/photo/animal-chien-animal-de-compagnie-herbe-7364544/" text:style-name="Internet_20_link" text:visited-style-name="Visited_20_Internet_20_Link"><text:span text:style-name="Internet_20_link"><text:span text:style-name="T4">https://www.pexels.com/fr-fr/photo/animal-chien-animal-de-compagnie-herbe-7364544/</text:span></text:span></text:a></text:p>
      <text:p text:style-name="Standard">Mordeur N°2</text:p>
      <text:p text:style-name="Standard"><text:span text:style-name="T1">Photo de Павел Гавриков: </text:span><text:a xlink:type="simple" xlink:href="https://www.pexels.com/fr-fr/photo/rhume-neige-hiver-chiens-8716315/" text:style-name="Internet_20_link" text:visited-style-name="Visited_20_Internet_20_Link"><text:span text:style-name="Internet_20_link"><text:span text:style-name="T3">https://www.pexels.com/fr-fr/photo/rhume-neige-hiver-chiens-8716315/</text:span></text:span></text:a></text:p>
      <text:p text:style-name="Standard"><text:span text:style-name="T5">Tarif N°1</text:span></text:p>
      <text:p text:style-name="Standard"><text:span text:style-name="T1">Photo de Pixabay: </text:span><text:a xlink:type="simple" xlink:href="https://www.pexels.com/fr-fr/photo/berger-allemand-noir-et-feu-adulte-236622/" text:style-name="Internet_20_link" text:visited-style-name="Visited_20_Internet_20_Link"><text:span text:style-name="Internet_20_link"><text:span text:style-name="T3">https://www.pexels.com/fr-fr/photo/berger-allemand-noir-et-feu-adulte-236622/</text:span></text:span></text:a></text:p>
      <text:p text:style-name="Standard"><text:span text:style-name="T1">Tarif N°2</text:span></text:p>
      <text:p text:style-name="Standard"><text:span text:style-name="T2">Photo de Torsten Dettlaff: </text:span><text:a xlink:type="simple" xlink:href="https://www.pexels.com/fr-fr/photo/photographie-de-chien-portant-un-foulard-347683/" text:style-name="Internet_20_link" text:visited-style-name="Visited_20_Internet_20_Link"><text:span text:style-name="Internet_20_link"><text:span text:style-name="T4">https://www.pexels.com/fr-fr/photo/photographie-de-chien-portant-un-foulard-347683/</text:span></text:span></text:a></text:p>
      <text:p text:style-name="Standard"><text:span text:style-name="T2">Tarif N°3</text:span></text:p>
      <text:p text:style-name="Standard"><text:span text:style-name="T1">Photo de Pixabay: </text:span><text:a xlink:type="simple" xlink:href="https://www.pexels.com/fr-fr/photo/homme-portant-une-veste-a-capuche-en-fourrure-noire-et-marron-et-un-pantalon-bleu-tenant-la-laisse-de-chien-a-cote-de-chien-manteau-court-blanc-159557/" text:style-name="Internet_20_link" text:visited-style-name="Visited_20_Internet_20_Link"><text:span text:style-name="Internet_20_link"><text:span text:style-name="T3">https://www.pexels.com/fr-fr/photo/homme-portant-une-veste-a-capuche-en-fourrure-noire-et-marron-et-un-pantalon-bleu-tenant-la-laisse-de-chien-a-cote-de-chien-manteau-court-blanc-159557/</text:span></text:span></text:a></text:p>
      <text:p text:style-name="Standard"><text:span text:style-name="T1">Tarif N°4</text:span></text:p>
      <text:p text:style-name="Standard"><text:span text:style-name="T1">Photo de sergio <text:s/>souza: </text:span><text:a xlink:type="simple" xlink:href="https://www.pexels.com/fr-fr/photo/lit-chambre-a-coucher-animal-chien-5046676/" text:style-name="Internet_20_link" text:visited-style-name="Visited_20_Internet_20_Link"><text:span text:style-name="Internet_20_link"><text:span text:style-name="T3">https://www.pexels.com/fr-fr/photo/lit-chambre-a-coucher-animal-chien-5046676/</text:span></text:span></text:a></text:p>
      <text:p text:style-name="Standard"><text:span text:style-name="T1">Tarif N°5</text:span></text:p>
      <text:p text:style-name="Standard"><text:span text:style-name="T1">Photo de Manuel Gamboa: </text:span><text:a xlink:type="simple" xlink:href="https://www.pexels.com/fr-fr/photo/chien-mignon-adorable-mammifere-14559274/" text:style-name="Internet_20_link" text:visited-style-name="Visited_20_Internet_20_Link"><text:span text:style-name="Internet_20_link"><text:span text:style-name="T3">https://www.pexels.com/fr-fr/photo/chien-mignon-adorable-mammifere-14559274/</text:span></text:span></text:a></text:p>
      <text:p text:style-name="Standard"><text:soft-page-break/>Contact</text:p>
      <text:p text:style-name="P1"><text:a xlink:type="simple" xlink:href="https://fr.freepik.com/photos-gratuite/caniche-au-bureau-gens-arriere-plan_25747905.htm#page=2&amp;query=chien%20ordinateur&amp;position=25&amp;from_view=search&amp;track=sph" text:style-name="Internet_20_link" text:visited-style-name="Visited_20_Internet_20_Link"><text:span text:style-name="Internet_20_link">https://fr.freepik.com/photos-gratuite/caniche-au-bureau-gens-arriere-plan_25747905.htm#page=2&amp;query=chien%20ordinateur&amp;position=25&amp;from_view=search&amp;track=sph</text:span></text:a></text:p>
      <text:p text:style-name="P1"><text:span text:style-name="Internet_20_link">Image de Drazen Zigic&lt;/a&gt; sur Freepik</text:span></text:p>
      <text:p text:style-name="Standard"><text:span text:style-name="Internet_20_link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organe chouette</meta:initial-creator>
    <meta:editing-cycles>3</meta:editing-cycles>
    <meta:creation-date>2022-12-26T20:20:00</meta:creation-date>
    <dc:date>2022-12-27T14:47:31.410000000</dc:date>
    <meta:editing-duration>PT5M11S</meta:editing-duration>
    <meta:generator>LibreOffice/7.2.6.2$Windows_X86_64 LibreOffice_project/b0ec3a565991f7569a5a7f5d24fed7f52653d754</meta:generator>
    <meta:document-statistic meta:table-count="0" meta:image-count="0" meta:object-count="0" meta:page-count="2" meta:paragraph-count="35" meta:word-count="116" meta:character-count="2177" meta:non-whitespace-character-count="2095"/>
    <meta:user-defined meta:name="AppVersion">16.0000</meta:user-defined>
    <meta:template xlink:type="simple" xlink:actuate="onRequest" xlink:title="Normal.dotm" xlink:href=""/>
  </office:meta>
</office:document-meta>
</file>